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5.863cm" style:rel-column-width="2184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3.517cm" style:rel-column-width="13107*"/>
    </style:style>
    <style:style style:name="Tabla2.A1" style:family="table-cell">
      <style:table-cell-properties fo:padding="0.097cm" fo:border-left="0.5pt solid #000000" fo:border-right="none" fo:border-top="0.5pt solid #000000" fo:border-bottom="none"/>
    </style:style>
    <style:style style:name="Tabla2.E1" style:family="table-cell">
      <style:table-cell-properties fo:padding="0.097cm" fo:border-left="0.5pt solid #000000" fo:border-right="0.5pt solid #000000" fo:border-top="0.5pt solid #000000" fo:border-bottom="none"/>
    </style:style>
    <style:style style:name="Tabla2.A2" style:family="table-cell">
      <style:table-cell-properties fo:padding="0.097cm" fo:border-left="0.5pt solid #000000" fo:border-right="none" fo:border-top="none" fo:border-bottom="none"/>
    </style:style>
    <style:style style:name="Tabla2.E2" style:family="table-cell">
      <style:table-cell-properties fo:padding="0.097cm" fo:border-left="0.5pt solid #000000" fo:border-right="0.5pt solid #000000" fo:border-top="none" fo:border-bottom="none"/>
    </style:style>
    <style:style style:name="Tabla2.A3" style:family="table-cell">
      <style:table-cell-properties fo:padding="0.097cm" fo:border-left="0.5pt solid #000000" fo:border-right="none" fo:border-top="none" fo:border-bottom="0.5pt solid #000000"/>
    </style:style>
    <style:style style:name="Tabla2.E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use-window-font-color="true" loext:opacity="0%" fo:language="es" fo:country="ES" officeooo:rsid="000fa349" officeooo:paragraph-rsid="000fa349"/>
    </style:style>
    <style:style style:name="P2" style:family="paragraph" style:parent-style-name="Standard">
      <style:text-properties style:use-window-font-color="true" loext:opacity="0%" fo:language="es" fo:country="ES" officeooo:rsid="000fa349" officeooo:paragraph-rsid="0013bd6b"/>
    </style:style>
    <style:style style:name="P3" style:family="paragraph" style:parent-style-name="Standard">
      <style:text-properties style:use-window-font-color="true" loext:opacity="0%" fo:language="es" fo:country="ES" officeooo:rsid="000fa349" officeooo:paragraph-rsid="00186037"/>
    </style:style>
    <style:style style:name="P4" style:family="paragraph" style:parent-style-name="Standard">
      <style:text-properties style:use-window-font-color="true" loext:opacity="0%" fo:language="es" fo:country="ES" officeooo:rsid="0011a193" officeooo:paragraph-rsid="0011a193"/>
    </style:style>
    <style:style style:name="P5" style:family="paragraph" style:parent-style-name="Standard">
      <style:text-properties style:use-window-font-color="true" loext:opacity="0%" fo:language="es" fo:country="ES" officeooo:rsid="0013d52d" officeooo:paragraph-rsid="0013d52d"/>
    </style:style>
    <style:style style:name="P6" style:family="paragraph" style:parent-style-name="Standard">
      <style:text-properties style:use-window-font-color="true" loext:opacity="0%" fo:language="es" fo:country="ES" style:text-underline-style="solid" style:text-underline-width="auto" style:text-underline-color="font-color" officeooo:rsid="000fa349" officeooo:paragraph-rsid="000fa349"/>
    </style:style>
    <style:style style:name="P7" style:family="paragraph" style:parent-style-name="Standard">
      <style:text-properties style:use-window-font-color="true" loext:opacity="0%" fo:language="es" fo:country="ES" officeooo:rsid="0016e405" officeooo:paragraph-rsid="0016e405"/>
    </style:style>
    <style:style style:name="P8" style:family="paragraph" style:parent-style-name="Standard">
      <style:text-properties style:use-window-font-color="true" loext:opacity="0%" fo:language="es" fo:country="ES" officeooo:rsid="0016e405" officeooo:paragraph-rsid="00186037"/>
    </style:style>
    <style:style style:name="P9" style:family="paragraph" style:parent-style-name="Standard">
      <style:text-properties style:use-window-font-color="true" loext:opacity="0%" fo:font-size="16pt" fo:language="es" fo:country="ES" style:text-underline-style="solid" style:text-underline-width="auto" style:text-underline-color="font-color" officeooo:rsid="001285d1" officeooo:paragraph-rsid="001285d1" style:font-size-asian="16pt" style:font-size-complex="16pt"/>
    </style:style>
    <style:style style:name="P10" style:family="paragraph" style:parent-style-name="Table_20_Contents">
      <style:text-properties style:use-window-font-color="true" loext:opacity="0%" officeooo:rsid="00186037" officeooo:paragraph-rsid="00186037"/>
    </style:style>
    <style:style style:name="P11" style:family="paragraph" style:parent-style-name="Standard">
      <style:text-properties style:use-window-font-color="true" loext:opacity="0%" fo:language="es" fo:country="ES" officeooo:rsid="0011a193" officeooo:paragraph-rsid="0011a193"/>
    </style:style>
    <style:style style:name="P12" style:family="paragraph" style:parent-style-name="Table_20_Contents">
      <style:text-properties style:use-window-font-color="true" loext:opacity="0%" officeooo:rsid="001c3419" officeooo:paragraph-rsid="001c3419"/>
    </style:style>
    <style:style style:name="T1" style:family="text">
      <style:text-properties officeooo:rsid="001285d1"/>
    </style:style>
    <style:style style:name="T2" style:family="text">
      <style:text-properties officeooo:rsid="0013afcd"/>
    </style:style>
    <style:style style:name="T3" style:family="text">
      <style:text-properties officeooo:rsid="0013bd6b"/>
    </style:style>
    <style:style style:name="T4" style:family="text">
      <style:text-properties officeooo:rsid="001449ae"/>
    </style:style>
    <style:style style:name="T5" style:family="text">
      <style:text-properties officeooo:rsid="001860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reación de pacientes y ficha medica</text:p>
      <text:p text:style-name="P1"/>
      <text:p text:style-name="P6">Método Cascada</text:p>
      <text:p text:style-name="P1"/>
      <text:p text:style-name="P1"/>
      <text:p text:style-name="P6">Objetivo del proyecto</text:p>
      <text:p text:style-name="P1">Generales: <text:span text:style-name="T1">Crear una BD que permita almacenar un paciente y una ficha relacionada al paciente.</text:span></text:p>
      <text:p text:style-name="P1">Específicos: </text:p>
      <text:p text:style-name="P1">-<text:span text:style-name="T2">Cumplir con los tiempos programados</text:span></text:p>
      <text:p text:style-name="P1">-<text:span text:style-name="T2">Completar todos los diagramas necesarios de manera efectiva</text:span></text:p>
      <text:p text:style-name="P1">-<text:span text:style-name="T2">Obtener una buena nota</text:span></text:p>
      <text:p text:style-name="P1"/>
      <text:p text:style-name="P6">Requerimientos:</text:p>
      <text:p text:style-name="P1">Funcionales: </text:p>
      <text:p text:style-name="P1">-<text:span text:style-name="T2">Permitir </text:span><text:span text:style-name="T3">el ingreso de nuevos usuarios y su edición</text:span></text:p>
      <text:p text:style-name="P2">-<text:span text:style-name="T2">Permitir </text:span><text:span text:style-name="T3">el la creación de fichas medicas y su edición </text:span></text:p>
      <text:p text:style-name="P1">No Funcionales:</text:p>
      <text:p text:style-name="P1">-<text:span text:style-name="T3">Velocidad</text:span></text:p>
      <text:p text:style-name="P1">-<text:span text:style-name="T3">Programado con MYSQL</text:span></text:p>
      <text:p text:style-name="P1"/>
      <text:p text:style-name="P6">Alcance del proyecto:</text:p>
      <text:p text:style-name="P5">Seria el logro de la base datos de datos con todos los requerimientos del usuario y cumplien<text:span text:style-name="T4">d</text:span>o los estándares de calidad de la empresa </text:p>
      <text:p text:style-name="P1"/>
      <text:p text:style-name="P1">Análisis:</text:p>
      <text:p text:style-name="P1">Casos de uso:</text:p>
      <text:p text:style-name="P7">Flujo <text:span text:style-name="T5">principal</text:span>:</text:p>
      <text:p text:style-name="P1">-<text:span text:style-name="T5">El medico ingresa al programa</text:span></text:p>
      <text:p text:style-name="P8">Flujo <text:span text:style-name="T5">alternativo1: </text:span></text:p>
      <text:p text:style-name="P3">-<text:span text:style-name="T5">El medico crea/edita un paciente.</text:span></text:p>
      <text:p text:style-name="P8">Flujo <text:span text:style-name="T5">alternativo2: </text:span></text:p>
      <text:p text:style-name="P3">-<text:span text:style-name="T5">El medico crea/edita una ficha</text:span></text:p>
      <text:p text:style-name="P8">Flujo <text:span text:style-name="T5">alternativo3: </text:span></text:p>
      <text:p text:style-name="P3">-<text:span text:style-name="T5">El medico cierra el programa</text:span></text:p>
      <text:p text:style-name="P1"/>
      <text:p text:style-name="P1">Escenarios:</text:p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10">Escenario 1</text:p>
          </table:table-cell>
          <table:table-cell table:style-name="Tabla1.A1" office:value-type="string">
            <text:p text:style-name="P8">Flujo <text:span text:style-name="T5">principal</text:span></text:p>
          </table:table-cell>
          <table:table-cell table:style-name="Tabla1.C1" office:value-type="string">
            <text:p text:style-name="P8">Flujo <text:span text:style-name="T5">alternativo 1</text:span></text:p>
          </table:table-cell>
        </table:table-row>
        <table:table-row>
          <table:table-cell table:style-name="Tabla1.A2" office:value-type="string">
            <text:p text:style-name="P10">Escenario 2</text:p>
          </table:table-cell>
          <table:table-cell table:style-name="Tabla1.A2" office:value-type="string">
            <text:p text:style-name="P8">Flujo <text:span text:style-name="T5">principal</text:span></text:p>
          </table:table-cell>
          <table:table-cell table:style-name="Tabla1.C2" office:value-type="string">
            <text:p text:style-name="P8">Flujo <text:span text:style-name="T5">alternativo 2</text:span></text:p>
          </table:table-cell>
        </table:table-row>
        <table:table-row>
          <table:table-cell table:style-name="Tabla1.A2" office:value-type="string">
            <text:p text:style-name="P10">Escenario 3</text:p>
          </table:table-cell>
          <table:table-cell table:style-name="Tabla1.A2" office:value-type="string">
            <text:p text:style-name="P8">Flujo <text:span text:style-name="T5">principal</text:span></text:p>
          </table:table-cell>
          <table:table-cell table:style-name="Tabla1.C2" office:value-type="string">
            <text:p text:style-name="P8">Flujo <text:span text:style-name="T5">alternativo 3</text:span></text:p>
          </table:table-cell>
        </table:table-row>
      </table:table>
      <text:p text:style-name="P1"/>
      <text:p text:style-name="P1">Diagramas:</text:p>
      <text:p text:style-name="P1">-Actividades</text:p>
      <text:p text:style-name="P1">-Secuencias</text:p>
      <text:p text:style-name="P1">-De Clases (Básico)</text:p>
      <text:p text:style-name="P1"/>
      <text:p text:style-name="P1">Diseño:</text:p>
      <text:p text:style-name="P1">Diagramas:</text:p>
      <text:p text:style-name="P1"><text:soft-page-break/>-De Clases (Completo)</text:p>
      <text:p text:style-name="P1">-Interfaces</text:p>
      <text:p text:style-name="P1">-M.E.R</text:p>
      <text:p text:style-name="P4">Codificación:</text:p>
      <text:p text:style-name="P4"/>
      <text:p text:style-name="P4">Programa</text:p>
      <text:p text:style-name="P4"/>
      <text:p text:style-name="P4">Pruebas:</text:p>
      <text:p text:style-name="P4">Casos de prueba</text:p>
      <table:table table:name="Tabla2" table:style-name="Tabla2">
        <table:table-column table:style-name="Tabla2.A" table:number-columns-repeated="5"/>
        <table:table-row>
          <table:table-cell table:style-name="Tabla2.A1" office:value-type="string">
            <text:p text:style-name="P12">Test Case ID</text:p>
          </table:table-cell>
          <table:table-cell table:style-name="Tabla2.A1" office:value-type="string">
            <text:p text:style-name="P12">Escenario</text:p>
          </table:table-cell>
          <table:table-cell table:style-name="Tabla2.A1" office:value-type="string">
            <text:p text:style-name="P12">ID Paciente</text:p>
          </table:table-cell>
          <table:table-cell table:style-name="Tabla2.A1" office:value-type="string">
            <text:p text:style-name="P12">Datos</text:p>
          </table:table-cell>
          <table:table-cell table:style-name="Tabla2.E1" office:value-type="string">
            <text:p text:style-name="P12">Resultado esperado</text:p>
          </table:table-cell>
        </table:table-row>
        <table:table-row>
          <table:table-cell table:style-name="Tabla2.A2" office:value-type="string">
            <text:p text:style-name="P12">1</text:p>
          </table:table-cell>
          <table:table-cell table:style-name="Tabla2.A2" office:value-type="string">
            <text:p text:style-name="P12">Ingreso de paciente exitoso</text:p>
          </table:table-cell>
          <table:table-cell table:style-name="Tabla2.A2" office:value-type="string">
            <text:p text:style-name="P12">1</text:p>
          </table:table-cell>
          <table:table-cell table:style-name="Tabla2.A2" office:value-type="string">
            <text:p text:style-name="P12">correctos</text:p>
          </table:table-cell>
          <table:table-cell table:style-name="Tabla2.E2" office:value-type="string">
            <text:p text:style-name="P12">El paciente fue ingresado con éxito</text:p>
          </table:table-cell>
        </table:table-row>
        <table:table-row>
          <table:table-cell table:style-name="Tabla2.A3" office:value-type="string">
            <text:p text:style-name="P12">2</text:p>
          </table:table-cell>
          <table:table-cell table:style-name="Tabla2.A3" office:value-type="string">
            <text:p text:style-name="P12">Ingreso de paciente incorrecto</text:p>
          </table:table-cell>
          <table:table-cell table:style-name="Tabla2.A3" office:value-type="string">
            <text:p text:style-name="P12">2</text:p>
          </table:table-cell>
          <table:table-cell table:style-name="Tabla2.A3" office:value-type="string">
            <text:p text:style-name="P12">incorrectos</text:p>
          </table:table-cell>
          <table:table-cell table:style-name="Tabla2.E3" office:value-type="string">
            <text:p text:style-name="P12">El paciente no pudo se ingresado con éxito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18T09:46:09.544000000</dc:date>
    <meta:editing-duration>PT35M19S</meta:editing-duration>
    <meta:editing-cycles>6</meta:editing-cycles>
    <meta:generator>LibreOffice/7.4.0.3$Windows_X86_64 LibreOffice_project/f85e47c08ddd19c015c0114a68350214f7066f5a</meta:generator>
    <meta:document-statistic meta:table-count="2" meta:image-count="0" meta:object-count="0" meta:page-count="2" meta:paragraph-count="65" meta:word-count="208" meta:character-count="1367" meta:non-whitespace-character-count="1217"/>
  </office:meta>
</office:document-meta>
</file>